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pathResource.addToMapping( final String contentType , final String name , final ClassLoader classLo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pathResource.getClassLoadersForResource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lasspathResource.Classpath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pathResource.loadManifest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lasspathResource.listResourcesOfMimeType( final String mime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asspathResource.getInstan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